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Helvetica, sans-serif"/>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Arial" fo:font-weight="bold" style:font-weight-asian="bold" style:font-weight-complex="bold"/>
    </style:style>
    <style:style style:name="T1" style:family="text">
      <style:text-properties fo:font-variant="normal" fo:text-transform="none" fo:color="#656565" style:font-name="Roboto" fo:font-size="10.5pt" fo:letter-spacing="normal" fo:font-style="normal" fo:font-weight="normal"/>
    </style:style>
    <style:style style:name="T2" style:family="text">
      <style:text-properties fo:font-variant="normal" fo:text-transform="none" fo:color="#bdc1c6" style:font-name="arial" fo:font-size="12pt" fo:letter-spacing="normal" fo:font-style="normal" fo:font-weight="normal"/>
    </style:style>
    <style:style style:name="T3" style:family="text">
      <style:text-properties fo:font-variant="normal" fo:text-transform="none" fo:color="#bdc1c6" style:font-name="arial" fo:font-size="12pt" fo:letter-spacing="normal" fo:font-style="normal" fo:font-weight="bold"/>
    </style:style>
    <style:style style:name="T4" style:family="text">
      <style:text-properties fo:font-variant="normal" fo:text-transform="none" fo:color="#bdc1c6" fo:letter-spacing="normal"/>
    </style:style>
    <style:style style:name="T5" style:family="text">
      <style:text-properties fo:font-variant="normal" fo:text-transform="none" fo:color="#bdc1c6" fo:font-size="12pt" fo:letter-spacing="normal" fo:font-style="normal"/>
    </style:style>
    <style:style style:name="T6" style:family="text">
      <style:text-properties fo:font-variant="normal" fo:text-transform="none" fo:color="#bdc1c6" fo:font-size="12pt" fo:letter-spacing="normal" fo:font-style="normal" fo:font-weight="normal"/>
    </style:style>
    <style:style style:name="T7" style:family="text">
      <style:text-properties fo:font-variant="normal" fo:text-transform="none" fo:color="#bdc1c6" fo:font-size="12pt" fo:letter-spacing="normal"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8810367073909257" text:style-name="L1">
        <text:list-item>
          <text:p text:style-name="P1">¿Por qué no utilizamos Microsoft Word para escribir el código de una página web?</text:p>
        </text:list-item>
      </text:list>
      <text:p text:style-name="Standard"><text:span text:style-name="T1">Es recomendable usar un editor de textos sencillo, de texto plano. Queremos remarcar que nunca se debe usar el tipo de editor de textos que se usan para escribir documentos, cartas, trabajos para el colegio, como Wordpad o Microsoft Word, pues colocan su propio código especial al guardar los documentos y HTML es únicamente texto plano, con lo que podremos tener problemas.</text:span> </text:p>
      <text:list xml:id="list2379253838300700250" text:style-name="L2">
        <text:list-item>
          <text:p text:style-name="P2">¿Cuál es la diferencia entre Front-End, Back-End y FullStack?</text:p>
        </text:list-item>
      </text:list>
      <text:p text:style-name="P3"><text:span text:style-name="T5">Un Full Stack</text:span><text:span text:style-name="T4"> </text:span><text:span text:style-name="T5">Developer es aquel profesional que domina las dos partes de un desarrollo web, es decir, tanto los aspectos del frontend, la parte visual con la que el usuario puede interactuar, como</text:span><text:span text:style-name="T4"> </text:span><text:span text:style-name="T5">los del backend, la gestión interna de la página y de la comunicación entre el navegador y la base de datos.</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Helvetica, sans-serif"/>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ugenia Tamborelli</meta:initial-creator>
    <meta:creation-date>2022-08-10T16:15:37</meta:creation-date>
    <meta:document-statistic meta:table-count="0" meta:image-count="0" meta:object-count="0" meta:page-count="1" meta:paragraph-count="4" meta:word-count="142" meta:character-count="827"/>
    <dc:date>2022-08-13T00:10:12.46</dc:date>
    <dc:creator>Eugenia Tamborelli</dc:creator>
    <meta:editing-duration>P2DT7H39M23S</meta:editing-duration>
    <meta:editing-cycles>1</meta:editing-cycles>
    <meta:generator>OpenOffice/4.1.7$Win32 OpenOffice.org_project/417m1$Build-9800</meta:generator>
  </office:meta>
</office:document-meta>
</file>